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b271a"/>
    </style:style>
    <style:style style:name="P2" style:family="paragraph" style:parent-style-name="Standard">
      <style:text-properties officeooo:paragraph-rsid="001c2fd1"/>
    </style:style>
    <style:style style:name="P3" style:family="paragraph" style:parent-style-name="Standard">
      <style:text-properties officeooo:rsid="001e1834" officeooo:paragraph-rsid="001e1834"/>
    </style:style>
    <style:style style:name="P4" style:family="paragraph" style:parent-style-name="Standard">
      <style:text-properties officeooo:rsid="001ead1d" officeooo:paragraph-rsid="001e1834"/>
    </style:style>
    <style:style style:name="P5" style:family="paragraph" style:parent-style-name="Standard">
      <style:text-properties officeooo:rsid="001ead1d" officeooo:paragraph-rsid="001ead1d"/>
    </style:style>
    <style:style style:name="P6" style:family="paragraph" style:parent-style-name="Standard">
      <style:text-properties officeooo:paragraph-rsid="001ead1d"/>
    </style:style>
    <style:style style:name="P7" style:family="paragraph" style:parent-style-name="Standard">
      <style:text-properties officeooo:rsid="0020f9b1" officeooo:paragraph-rsid="0020f9b1"/>
    </style:style>
    <style:style style:name="P8" style:family="paragraph" style:parent-style-name="Standard">
      <style:paragraph-properties fo:text-align="center" style:justify-single-word="false"/>
      <style:text-properties officeooo:paragraph-rsid="001b271a"/>
    </style:style>
    <style:style style:name="P9" style:family="paragraph" style:parent-style-name="Standard">
      <style:text-properties officeooo:paragraph-rsid="00247282"/>
    </style:style>
    <style:style style:name="P10" style:family="paragraph" style:parent-style-name="Standard">
      <style:text-properties officeooo:paragraph-rsid="0024e5a6"/>
    </style:style>
    <style:style style:name="P11" style:family="paragraph" style:parent-style-name="Text_20_body">
      <style:text-properties officeooo:paragraph-rsid="0022ede9"/>
    </style:style>
    <style:style style:name="P12" style:family="paragraph" style:parent-style-name="Text_20_body">
      <style:text-properties officeooo:rsid="0023d4eb" officeooo:paragraph-rsid="0023d4eb"/>
    </style:style>
    <style:style style:name="P13" style:family="paragraph" style:parent-style-name="Text_20_body">
      <style:text-properties officeooo:paragraph-rsid="0023d4eb"/>
    </style:style>
    <style:style style:name="P14" style:family="paragraph" style:parent-style-name="Text_20_body">
      <style:text-properties officeooo:rsid="0024679d" officeooo:paragraph-rsid="0024679d"/>
    </style:style>
    <style:style style:name="P15" style:family="paragraph" style:parent-style-name="Text_20_body">
      <style:text-properties officeooo:paragraph-rsid="0024679d"/>
    </style:style>
    <style:style style:name="P16" style:family="paragraph" style:parent-style-name="Text_20_body">
      <style:text-properties officeooo:rsid="00247282" officeooo:paragraph-rsid="00247282"/>
    </style:style>
    <style:style style:name="P17" style:family="paragraph" style:parent-style-name="Text_20_body">
      <style:text-properties officeooo:rsid="0024e5a6" officeooo:paragraph-rsid="0024e5a6"/>
    </style:style>
    <style:style style:name="P18" style:family="paragraph" style:parent-style-name="Text_20_body">
      <style:text-properties officeooo:paragraph-rsid="0024e5a6"/>
    </style:style>
    <style:style style:name="P19" style:family="paragraph" style:parent-style-name="Text_20_body">
      <style:text-properties officeooo:rsid="0025b368" officeooo:paragraph-rsid="0025b368"/>
    </style:style>
    <style:style style:name="P20" style:family="paragraph" style:parent-style-name="Text_20_body">
      <style:text-properties officeooo:paragraph-rsid="0025b368"/>
    </style:style>
    <style:style style:name="P21" style:family="paragraph" style:parent-style-name="Heading_20_1" style:list-style-name=""/>
    <style:style style:name="P22" style:family="paragraph" style:parent-style-name="Heading_20_1">
      <style:paragraph-properties fo:break-before="page"/>
    </style:style>
    <style:style style:name="P23" style:family="paragraph" style:parent-style-name="Heading_20_1">
      <style:paragraph-properties fo:break-before="page"/>
      <style:text-properties officeooo:paragraph-rsid="0022ede9"/>
    </style:style>
    <style:style style:name="P24" style:family="paragraph" style:parent-style-name="Standard" style:list-style-name="L1">
      <style:text-properties officeooo:paragraph-rsid="0020f9b1"/>
    </style:style>
    <style:style style:name="P25" style:family="paragraph" style:parent-style-name="Standard" style:list-style-name="L1">
      <style:text-properties officeooo:rsid="0020f9b1" officeooo:paragraph-rsid="0020f9b1"/>
    </style:style>
    <style:style style:name="P26" style:family="paragraph" style:parent-style-name="Standard">
      <style:text-properties officeooo:rsid="00247282" officeooo:paragraph-rsid="00247282"/>
    </style:style>
    <style:style style:name="P27" style:family="paragraph" style:parent-style-name="Text_20_body">
      <style:text-properties officeooo:rsid="0024679d" officeooo:paragraph-rsid="0024679d"/>
    </style:style>
    <style:style style:name="P28" style:family="paragraph" style:parent-style-name="Text_20_body" style:list-style-name=""/>
    <style:style style:name="P29" style:family="paragraph" style:parent-style-name="Text_20_body">
      <style:text-properties officeooo:rsid="0023d4eb" officeooo:paragraph-rsid="0023d4eb"/>
    </style:style>
    <style:style style:name="P30" style:family="paragraph" style:parent-style-name="Text_20_body">
      <style:text-properties officeooo:rsid="00247282" officeooo:paragraph-rsid="00247282"/>
    </style:style>
    <style:style style:name="P31" style:family="paragraph" style:parent-style-name="Text_20_body">
      <style:text-properties officeooo:rsid="0025b368" officeooo:paragraph-rsid="0025b368"/>
    </style:style>
    <style:style style:name="T1" style:family="text">
      <style:text-properties officeooo:rsid="001b271a"/>
    </style:style>
    <style:style style:name="T2" style:family="text">
      <style:text-properties fo:font-style="normal" officeooo:rsid="0024679d" style:font-style-asian="normal" style:font-style-complex="normal"/>
    </style:style>
    <style:style style:name="T3" style:family="text">
      <style:text-properties fo:font-weight="bold" style:font-weight-asian="bold" style:font-weight-complex="bold"/>
    </style:style>
    <style:style style:name="T4" style:family="text">
      <style:text-properties officeooo:rsid="001c2fd1"/>
    </style:style>
    <style:style style:name="T5" style:family="text">
      <style:text-properties officeooo:rsid="001e1834"/>
    </style:style>
    <style:style style:name="T6" style:family="text">
      <style:text-properties officeooo:rsid="001ead1d"/>
    </style:style>
    <style:style style:name="T7" style:family="text">
      <style:text-properties officeooo:rsid="0020f9b1"/>
    </style:style>
    <style:style style:name="T8" style:family="text">
      <style:text-properties style:font-name="Liberation Sans" fo:font-size="28pt" fo:font-weight="bold" officeooo:rsid="0020f9b1" style:font-name-asian="Noto Sans CJK SC" style:font-size-asian="28pt" style:font-weight-asian="bold" style:font-name-complex="Lohit Devanagari" style:font-size-complex="28pt" style:font-weight-complex="bold"/>
    </style:style>
    <style:style style:name="T9" style:family="text">
      <style:text-properties style:font-name="Liberation Sans" fo:font-size="18.2000007629395pt" fo:font-weight="bold" officeooo:rsid="0023d4eb" style:font-name-asian="Noto Sans CJK SC" style:font-size-asian="18.2000007629395pt" style:font-weight-asian="bold" style:font-name-complex="Lohit Devanagari" style:font-size-complex="18.2000007629395pt" style:font-weight-complex="bold"/>
    </style:style>
    <style:style style:name="T10" style:family="text">
      <style:text-properties style:font-name="Liberation Sans" fo:font-size="18.2000007629395pt" fo:font-weight="bold" officeooo:rsid="0024679d" style:font-name-asian="Noto Sans CJK SC" style:font-size-asian="18.2000007629395pt" style:font-weight-asian="bold" style:font-name-complex="Lohit Devanagari" style:font-size-complex="18.2000007629395pt" style:font-weight-complex="bold"/>
    </style:style>
    <style:style style:name="T11" style:family="text">
      <style:text-properties style:font-name="Liberation Sans" fo:font-size="18.2000007629395pt" fo:font-weight="bold" officeooo:rsid="0025b368" style:font-name-asian="Noto Sans CJK SC" style:font-size-asian="18.2000007629395pt" style:font-weight-asian="bold" style:font-name-complex="Lohit Devanagari" style:font-size-complex="18.2000007629395pt" style:font-weight-complex="bold"/>
    </style:style>
    <style:style style:name="T12" style:family="text">
      <style:text-properties style:font-name="Liberation Sans" fo:font-size="18.2000007629395pt" fo:font-weight="bold" officeooo:rsid="0026fdd8" style:font-name-asian="Noto Sans CJK SC" style:font-size-asian="18.2000007629395pt" style:font-weight-asian="bold" style:font-name-complex="Lohit Devanagari" style:font-size-complex="18.2000007629395pt" style:font-weight-complex="bold"/>
    </style:style>
    <style:style style:name="T13" style:family="text">
      <style:text-properties officeooo:rsid="0022ede9"/>
    </style:style>
    <style:style style:name="T14" style:family="text">
      <style:text-properties officeooo:rsid="0023d4eb"/>
    </style:style>
    <style:style style:name="T15" style:family="text">
      <style:text-properties fo:font-style="italic" officeooo:rsid="0024679d" style:font-style-asian="italic" style:font-style-complex="italic"/>
    </style:style>
    <style:style style:name="T16" style:family="text">
      <style:text-properties officeooo:rsid="0024679d"/>
    </style:style>
    <style:style style:name="T17" style:family="text">
      <style:text-properties officeooo:rsid="00247282"/>
    </style:style>
    <style:style style:name="T18" style:family="text">
      <style:text-properties officeooo:rsid="0024e5a6"/>
    </style:style>
    <style:style style:name="T19" style:family="text">
      <style:text-properties officeooo:rsid="0025b368"/>
    </style:style>
    <style:style style:name="T20" style:family="text">
      <style:text-properties officeooo:rsid="0026fdd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17-645 <text:span text:style-name="T8">Midterm</text:span>, <text:span text:style-name="T7">Summer</text:span> 2019</text:p>
      <text:p text:style-name="P8">Christian Kaestner</text:p>
      <text:p text:style-name="P1"/>
      <text:p text:style-name="P7">Name:<text:tab/><text:tab/></text:p>
      <text:p text:style-name="P7"/>
      <text:p text:style-name="P7">AndrewID: <text:s/><text:tab/></text:p>
      <text:p text:style-name="P7"/>
      <text:p text:style-name="P7"/>
      <text:p text:style-name="P7">Instructions:</text:p>
      <text:list xml:id="list474895949" text:style-name="L1">
        <text:list-item>
          <text:p text:style-name="P25">Fill in answers in this document or write in a separate document. Ideally, start each question on a new page. Upload the solution as a PDF to Gradescope, mapping questions to pages.</text:p>
        </text:list-item>
        <text:list-item>
          <text:p text:style-name="P24"><text:span text:style-name="T7">All questions in this midterm refer to the scenario on the first page. </text:span><text:span text:style-name="T18">Answers are graded in the context of the scenario; generic answers that do not relate to the scenario will not receive full credit.</text:span></text:p>
        </text:list-item>
        <text:list-item>
          <text:p text:style-name="P25">The exam has a maximum score of 56 points. The point value of each problem is indicated. We allocated approximately one point per minute.</text:p>
        </text:list-item>
        <text:list-item>
          <text:p text:style-name="P25">We give an amount of space commensurate with what we expect you to need for each question. Write concise, careful answers; short and specific is much better than long, vague, or rambling.</text:p>
        </text:list-item>
        <text:list-item>
          <text:p text:style-name="P25">The exam is open book. You may use notes, books, and the internet, but do not interact to other humans.</text:p>
        </text:list-item>
      </text:list>
      <text:p text:style-name="P7"/>
      <text:p text:style-name="P7">Good luck!</text:p>
      <text:h text:style-name="P22" text:outline-level="1">Scenario</text:h>
      <text:p text:style-name="P1"><text:span text:style-name="T1">During your last year of school at CMU, you have been taking a machine learning class from a professor who also does </text:span><text:span text:style-name="T13">innovative </text:span><text:span text:style-name="T1">research on using cheap sensors in smart phones and smart watches for medical diagnoses, </text:span><text:span text:style-name="T4">such as asthma and </text:span><text:span text:style-name="T13">heart problems</text:span><text:span text:style-name="T1">. As the COVID-Pandemic hits the research team consisting of two PhD students has hastily tried to repurpose their research to detect COVID-19 symptoms from audio recordings and gyro sensors: users lie on </text:span><text:span text:style-name="T13">their</text:span><text:span text:style-name="T1"> back and place the smartphone on their chest and a deep neural network will classify audio and movement as COVID-19 symptoms or not.</text:span></text:p>
      <text:p text:style-name="P1"/>
      <text:p text:style-name="P1"><text:span text:style-name="T1">Working with UPMC, they managed to get recordings from </text:span><text:span text:style-name="T5">10</text:span><text:span text:style-name="T1">8 diagnosed COVID-19 patients and they collected samples from </text:span><text:span text:style-name="T5">2</text:span><text:span text:style-name="T1">84 more people that had similar symptoms but did not have COVID-19 and </text:span><text:span text:style-name="T5">121</text:span><text:span text:style-name="T1"> test users (mostly friends and colleagues) without any symptoms – </text:span><text:span text:style-name="T5">from each of these people, they have about 100 samples for a total of nearly half a million labeled samples</text:span><text:span text:style-name="T1">. </text:span><text:span text:style-name="T4">After some innovate modeling and transfer learning from prior research, m</text:span><text:span text:style-name="T1">odel accuracy seems fairly promising, with recall </text:span><text:span text:style-name="T13">around 93% and precision around </text:span><text:span text:style-name="T4">6</text:span><text:span text:style-name="T1">5%. </text:span><text:span text:style-name="T4">They expect that this can be improved with more training data.</text:span></text:p>
      <text:p text:style-name="P1"/>
      <text:p text:style-name="P6"><text:span text:style-name="T4">Hopeful about their results, they want to release their work. They received a grant from a charitable foundation for extending <text:s/>their research and building a production system that can be used for free. <text:s text:c="2"/>You decide to help with the effort and defer your lucrative start at a big tech company for half a year to help full time with developing and deploying the software as an Android and iOS app. Everybody is excited about the work, but </text:span><text:span text:style-name="T6">neither the professor nor the two PhD students have </text:span><text:span text:style-name="T4">any experience with building production systems. Several motivated master and undergraduate students </text:span><text:span text:style-name="T6">want to </text:span><text:span text:style-name="T4">help in their spare time.</text:span></text:p>
      <text:p text:style-name="P6"/>
      <text:p text:style-name="P6"><text:span text:style-name="T6">The project is rewarding but also stressful with problems everywhere. Given the potential, you want to release it soon. The foundation provides sufficient funding to cover infrastructure cost </text:span><text:span text:style-name="T13">and will deal with all bureaucracy around approval of medical devices (i.e., legal and certification aspects are not in the scope of this midterm)</text:span><text:span text:style-name="T6">, but </text:span><text:span text:style-name="T13">funding is </text:span><text:span text:style-name="T6">not enough to hire more full-time developers. Training the model takes several days and the resulting model is over 300mb. </text:span><text:span text:style-name="T18">Evaluating the model on a smartphone hardware to make predictions is consuming significant energy (several phones get warm) and takes several seconds.</text:span><text:span text:style-name="T6"> The microphones and gyro sensors of different smartphones don’t always have the same quality. </text:span><text:span text:style-name="T18">You hope that the project will get successful with millions of downloads and users after some press coverage.</text:span></text:p>
      <text:h text:style-name="P23" text:outline-level="1"><text:span text:style-name="T13">Question 1: Goals </text:span><text:span text:style-name="T16">[</text:span><text:span text:style-name="T10">8</text:span><text:span text:style-name="T16">p]</text:span></text:h>
      <text:p text:style-name="P14">For the project of the scenario, identify a goal of the system and a corresponding measure (that could be realistically assessed in the context of the scenario) at each of the following 4 levels:</text:p>
      <text:p text:style-name="P14">(1) <text:span text:style-name="T3">Organizational objective:</text:span></text:p>
      <text:p text:style-name="P14"/>
      <text:p text:style-name="P14">Measure:</text:p>
      <text:p text:style-name="P14"/>
      <text:p text:style-name="P14">(b) <text:span text:style-name="T3">Leading indicator: </text:span></text:p>
      <text:p text:style-name="P14"/>
      <text:p text:style-name="P14">Measure:</text:p>
      <text:p text:style-name="P14"/>
      <text:p text:style-name="P14">(c) <text:span text:style-name="T3">User outcome:</text:span></text:p>
      <text:p text:style-name="P14"/>
      <text:p text:style-name="P14">Measure:</text:p>
      <text:p text:style-name="P14"/>
      <text:p text:style-name="P14">(d) <text:span text:style-name="T3">Model property:</text:span></text:p>
      <text:p text:style-name="P14"/>
      <text:p text:style-name="P14">Measure:</text:p>
      <text:h text:style-name="P22" text:outline-level="1">Question <text:span text:style-name="T12">2</text:span>: <text:span text:style-name="T9">Model Quality Offline </text:span><text:span text:style-name="T10">[8p]</text:span></text:h>
      <text:p text:style-name="P11"><text:span text:style-name="T13">(a) </text:span><text:span text:style-name="T14">[4p]</text:span><text:span text:style-name="T13"> The precision and recall numbers seem promising at a first glance but you want to get a better sense of how good this really is. Within the realism of the scenario, suggest two baseline heuristics that you could compare against </text:span><text:span text:style-name="T16">as part of the offline evaluation in a continuous integration system</text:span><text:span text:style-name="T13">.</text:span></text:p>
      <text:p text:style-name="P11"/>
      <text:p text:style-name="P11">*</text:p>
      <text:p text:style-name="P11"/>
      <text:p text:style-name="P11">*</text:p>
      <text:p text:style-name="P11"/>
      <text:p text:style-name="P11"/>
      <text:p text:style-name="P14">(b) [4p] One of the students helping out in their spare time ask why the dataset is split three ways into training, validation, and test set, rather than just into training and validation. Explain in the context of the scenario why this three-way split may be needed.</text:p>
      <text:p text:style-name="P11"/>
      <text:p text:style-name="P11"/>
      <text:p text:style-name="P11"/>
      <text:h text:style-name="P21" text:outline-level="1"/>
      <text:h text:style-name="P28" text:outline-level="1">----</text:h>
      <text:h text:style-name="P22" text:outline-level="1">Question 3: Model Quality in Production <text:span text:style-name="T16">[1</text:span><text:span text:style-name="T12">6</text:span><text:span text:style-name="T16">p]</text:span></text:h>
      <text:p text:style-name="P15"><text:span text:style-name="T13">(</text:span><text:span text:style-name="T16">a</text:span><text:span text:style-name="T13">) </text:span><text:span text:style-name="T14">[10p]</text:span><text:span text:style-name="T13"> Once deployed as a smartphone app to thousands or even millions of users, you want to see how well you are doing in production. </text:span><text:span text:style-name="T14">Describe what measure(s) you would collect </text:span><text:span text:style-name="T16">that relates to </text:span><text:span text:style-name="T15">precision</text:span><text:span text:style-name="T2"> of the predictions (not recall) and how it relates (directly or indirectly) to precision. Then describe</text:span><text:span text:style-name="T14"> what telemetry data you would collect, and how you operationalize the measure with the telemetry data.</text:span></text:p>
      <text:p text:style-name="P12">Measure:</text:p>
      <text:p text:style-name="P13"/>
      <text:p text:style-name="P13"><text:span text:style-name="T14">How </text:span><text:span text:style-name="T16">the </text:span><text:span text:style-name="T14">measure relate</text:span><text:span text:style-name="T16">s to precision of the model’s predictions</text:span><text:span text:style-name="T14">:</text:span></text:p>
      <text:p text:style-name="P12"/>
      <text:p text:style-name="P12"/>
      <text:p text:style-name="P12">Telemetry collected:</text:p>
      <text:p text:style-name="P12"/>
      <text:p text:style-name="P12"/>
      <text:p text:style-name="P12"/>
      <text:p text:style-name="P12">Operationalization (how the measure <text:span text:style-name="T16">is</text:span> computed from telemetry data):</text:p>
      <text:p text:style-name="P12"/>
      <text:p text:style-name="P12"/>
      <text:p text:style-name="P12"/>
      <text:p text:style-name="P12"/>
      <text:p text:style-name="P13"><text:span text:style-name="T14">(c) [</text:span><text:span text:style-name="T20">6</text:span><text:span text:style-name="T14">p] There are many different ways to collect telemetry, some more accurate, some more annoying to users, some more privacy invading than others. Briefly argue why your metric design is suitable in the context of the scenario, </text:span><text:span text:style-name="T16">if necessary by contrasting it to other designs</text:span><text:span text:style-name="T14">. Your argument should cover at least (1) how much it relies on human feedback, (2) accuracy and precision of your measure, and (3) </text:span><text:span text:style-name="T16">amount of data collected</text:span><text:span text:style-name="T14">.</text:span></text:p>
      <text:p text:style-name="P11"/>
      <text:p text:style-name="P11"/>
      <text:p text:style-name="P5"/>
      <text:p text:style-name="P2"/>
      <text:p text:style-name="P2"/>
      <text:p text:style-name="P2"/>
      <text:p text:style-name="P3"/>
      <text:h text:style-name="P22" text:outline-level="1">Question 4: Deployment Architecture <text:span text:style-name="T18">[16p]</text:span></text:h>
      <text:p text:style-name="P16">The research team asked you initially just to “put the model into an app and ship it,” but you are wondering whether you should not rather deploy the model as a microservice in some cloud infrastructure.</text:p>
      <text:p text:style-name="P16">(a) [4p] What are advantages of deploying the model as part of the app? Explicitly refer to relevant qualities and how they are better achieved in this deployment strategy.</text:p>
      <text:p text:style-name="P16"/>
      <text:p text:style-name="P16"/>
      <text:p text:style-name="P16"/>
      <text:p text:style-name="P16"/>
      <text:p text:style-name="P16"/>
      <text:p text:style-name="P16">(b) [4p] What are advantages of deploying the model in the cloud? Explicitly refer to relevant qualities and how they are better achieved in this deployment strategy.</text:p>
      <text:p text:style-name="P3"/>
      <text:p text:style-name="P3"/>
      <text:p text:style-name="P3"/>
      <text:p text:style-name="P3"/>
      <text:p text:style-name="P3"/>
      <text:p text:style-name="P3"/>
      <text:p text:style-name="P26">(c) [4p] Which deployment architecture would you adopt? Explain your judgement call and the involved tradeoffs (if any) by explicitly referring to the relative importance of the qualities. If you are missing important information for that decision make assumptions (informed guesses) and state them.</text:p>
      <text:p text:style-name="P9"/>
      <text:p text:style-name="P9"/>
      <text:p text:style-name="P9"/>
      <text:p text:style-name="P9"/>
      <text:p text:style-name="P9"/>
      <text:p text:style-name="P9"/>
      <text:p text:style-name="P9"/>
      <text:p text:style-name="P9"/>
      <text:p text:style-name="P10"><text:span text:style-name="T17">(d) [4p] Is there a scenario where you would adopt a different deployment architecture if the research team could come up with a different model (e.g., smaller, interpretable, faster)? </text:span><text:span text:style-name="T18">Explain what model qualities the researchers could prioritize to change your deployment decision or explain why you always would make the same decision independent of model properties.</text:span></text:p>
      <text:p text:style-name="P3"/>
      <text:p text:style-name="P3"/>
      <text:p text:style-name="P4"/>
      <text:p text:style-name="P5"/>
      <text:h text:style-name="P22" text:outline-level="1">Question 5: Risk <text:span text:style-name="T18">[</text:span><text:span text:style-name="T11">8</text:span><text:span text:style-name="T18">p]</text:span></text:h>
      <text:p text:style-name="P18"><text:span text:style-name="T18">Since you are dealing with medical information, you want to be careful and anticipate risks of the work upfront. </text:span><text:span text:style-name="T19">Below are two </text:span><text:span text:style-name="T20">of</text:span><text:span text:style-name="T19"> several risks you identify. For each </text:span><text:span text:style-name="T18">suggest a mitigation strategy and briefly explain how it reduces the risk.</text:span></text:p>
      <text:p text:style-name="P17"/>
      <text:p text:style-name="P19">Risk 1: Users may receive a diagnosis of COVID-19 and may panic taking risky actions, such as trying to get access to unproven medication with severe side effects.</text:p>
      <text:p text:style-name="P17"/>
      <text:p text:style-name="P17">Mitigation and explanation:</text:p>
      <text:p text:style-name="P17"/>
      <text:p text:style-name="P17"/>
      <text:p text:style-name="P17"/>
      <text:p text:style-name="P17"/>
      <text:p text:style-name="P17"/>
      <text:p text:style-name="P19">Risk 2: Predictions may have high rates of false negatives on cheaper smart phone models, leading to poor health outcomes and increased community spread among people with low income.</text:p>
      <text:p text:style-name="P20"/>
      <text:p text:style-name="P19">Mitigation and explanation:</text:p>
      <text:p text:style-name="P17"/>
      <text:p text:style-name="P17"/>
      <text:p text:style-name="P17"/>
      <text:p text:style-name="P17"/>
      <text:p text:style-name="P17"/>
      <text:p text:style-name="P17">----</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27T18:22:28.784534932</meta:creation-date>
    <dc:date>2020-07-01T14:00:09.595935493</dc:date>
    <meta:editing-duration>PT7M45S</meta:editing-duration>
    <meta:editing-cycles>3</meta:editing-cycles>
    <meta:generator>LibreOffice/6.4.3.2$Linux_X86_64 LibreOffice_project/40$Build-2</meta:generator>
    <meta:document-statistic meta:table-count="0" meta:image-count="0" meta:object-count="0" meta:page-count="7" meta:paragraph-count="52" meta:word-count="1228" meta:character-count="7474" meta:non-whitespace-character-count="6293"/>
  </office:meta>
</office:document-meta>
</file>